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11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Дні тиждня</text:p>
          </table:table-cell>
          <table:table-cell table:style-name="ce3" office:value-type="string" calcext:value-type="string" table:number-columns-spanned="4" table:number-rows-spanned="1">
            <text:p>Відділи магазину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1" table:number-rows-spanned="2">
            <text:p>Всього</text:p>
          </table:table-cell>
          <table:table-cell table:number-columns-repeated="57"/>
        </table:table-row>
        <table:table-row table:style-name="ro3">
          <table:table-cell/>
          <table:covered-table-cell table:style-name="ce2"/>
          <table:table-cell table:style-name="ce3" office:value-type="string" calcext:value-type="string">
            <text:p>Битова техніка</text:p>
          </table:table-cell>
          <table:table-cell table:style-name="ce1" office:value-type="string" calcext:value-type="string">
            <text:p>Строй-матеріали</text:p>
          </table:table-cell>
          <table:table-cell table:style-name="ce3" office:value-type="string" calcext:value-type="string">
            <text:p>Хозтовари</text:p>
          </table:table-cell>
          <table:table-cell table:style-name="ce3" office:value-type="string" calcext:value-type="string">
            <text:p>Посуд</text:p>
          </table:table-cell>
          <table:covered-table-cell table:style-name="ce2"/>
          <table:table-cell table:number-columns-repeated="57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7"/>
        </table:table-row>
        <table:table-row table:style-name="ro5">
          <table:table-cell/>
          <table:table-cell table:style-name="ce3" office:value-type="string" calcext:value-type="string">
            <text:p>понеділок</text:p>
          </table:table-cell>
          <table:table-cell table:style-name="ce6" office:value-type="float" office:value="1540.6" calcext:value-type="float">
            <text:p>1540,6</text:p>
          </table:table-cell>
          <table:table-cell table:style-name="ce6" office:value-type="float" office:value="1350.1" calcext:value-type="float">
            <text:p>1350,1</text:p>
          </table:table-cell>
          <table:table-cell table:style-name="ce6" office:value-type="float" office:value="970.2" calcext:value-type="float">
            <text:p>970,2</text:p>
          </table:table-cell>
          <table:table-cell table:style-name="ce6" office:value-type="float" office:value="245.3" calcext:value-type="float">
            <text:p>245,3</text:p>
          </table:table-cell>
          <table:table-cell table:style-name="ce3" table:formula="of:=SUM([.F5]; [.E5]; [.D5]; [.C5])" office:value-type="float" office:value="4106.2" calcext:value-type="float">
            <text:p>4106,2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вівторок</text:p>
          </table:table-cell>
          <table:table-cell table:style-name="ce6" office:value-type="float" office:value="1650.1" calcext:value-type="float">
            <text:p>1650,1</text:p>
          </table:table-cell>
          <table:table-cell table:style-name="ce6" office:value-type="float" office:value="1380.4" calcext:value-type="float">
            <text:p>1380,4</text:p>
          </table:table-cell>
          <table:table-cell table:style-name="ce6" office:value-type="float" office:value="710.4" calcext:value-type="float">
            <text:p>710,4</text:p>
          </table:table-cell>
          <table:table-cell table:style-name="ce6" office:value-type="float" office:value="260.3" calcext:value-type="float">
            <text:p>260,3</text:p>
          </table:table-cell>
          <table:table-cell table:style-name="ce3" table:formula="of:=SUM([.F6]; [.E6]; [.D6]; [.C6])" office:value-type="float" office:value="4001.2" calcext:value-type="float">
            <text:p>4001,2</text:p>
          </table:table-cell>
          <table:table-cell table:number-columns-repeated="57"/>
        </table:table-row>
        <table:table-row table:style-name="ro3">
          <table:table-cell/>
          <table:table-cell table:style-name="ce3" office:value-type="string" calcext:value-type="string">
            <text:p>середа</text:p>
          </table:table-cell>
          <table:table-cell table:style-name="ce6" office:value-type="float" office:value="1725.4" calcext:value-type="float">
            <text:p>1725,4</text:p>
          </table:table-cell>
          <table:table-cell table:style-name="ce6" office:value-type="float" office:value="1420.5" calcext:value-type="float">
            <text:p>1420,5</text:p>
          </table:table-cell>
          <table:table-cell table:style-name="ce6" office:value-type="float" office:value="825.5" calcext:value-type="float">
            <text:p>825,5</text:p>
          </table:table-cell>
          <table:table-cell table:style-name="ce6" office:value-type="float" office:value="300.1" calcext:value-type="float">
            <text:p>300,1</text:p>
          </table:table-cell>
          <table:table-cell table:style-name="ce3" table:formula="of:=SUM([.F7]; [.E7]; [.D7]; [.C7])" office:value-type="float" office:value="4271.5" calcext:value-type="float">
            <text:p>4271,5</text:p>
          </table:table-cell>
          <table:table-cell table:number-columns-repeated="57"/>
        </table:table-row>
        <table:table-row table:style-name="ro4">
          <table:table-cell/>
          <table:table-cell table:style-name="ce3" office:value-type="string" calcext:value-type="string">
            <text:p>четверг</text:p>
          </table:table-cell>
          <table:table-cell table:style-name="ce6" office:value-type="float" office:value="1741.1" calcext:value-type="float">
            <text:p>1741,1</text:p>
          </table:table-cell>
          <table:table-cell table:style-name="ce6" office:value-type="float" office:value="1550.6" calcext:value-type="float">
            <text:p>1550,6</text:p>
          </table:table-cell>
          <table:table-cell table:style-name="ce6" office:value-type="float" office:value="1170.7" calcext:value-type="float">
            <text:p>1170,7</text:p>
          </table:table-cell>
          <table:table-cell table:style-name="ce6" office:value-type="float" office:value="345.8" calcext:value-type="float">
            <text:p>345,8</text:p>
          </table:table-cell>
          <table:table-cell table:style-name="ce3" table:formula="of:=SUM([.F8]; [.E8]; [.D8]; [.C8])" office:value-type="float" office:value="4808.2" calcext:value-type="float">
            <text:p>4808,2</text:p>
          </table:table-cell>
          <table:table-cell table:number-columns-repeated="57"/>
        </table:table-row>
        <table:table-row table:style-name="ro6">
          <table:table-cell/>
          <table:table-cell table:style-name="ce3" office:value-type="string" calcext:value-type="string">
            <text:p>пятниця</text:p>
          </table:table-cell>
          <table:table-cell table:style-name="ce6" office:value-type="float" office:value="1850.6" calcext:value-type="float">
            <text:p>1850,6</text:p>
          </table:table-cell>
          <table:table-cell table:style-name="ce6" office:value-type="float" office:value="1580.9" calcext:value-type="float">
            <text:p>1580,9</text:p>
          </table:table-cell>
          <table:table-cell table:style-name="ce6" office:value-type="float" office:value="910.9" calcext:value-type="float">
            <text:p>910,9</text:p>
          </table:table-cell>
          <table:table-cell table:style-name="ce6" office:value-type="float" office:value="360.8" calcext:value-type="float">
            <text:p>360,8</text:p>
          </table:table-cell>
          <table:table-cell table:style-name="ce3" table:formula="of:=SUM([.F9]; [.E9]; [.D9]; [.C9])" office:value-type="float" office:value="4703.2" calcext:value-type="float">
            <text:p>4703,2</text:p>
          </table:table-cell>
          <table:table-cell table:number-columns-repeated="57"/>
        </table:table-row>
        <table:table-row table:style-name="ro6">
          <table:table-cell/>
          <table:table-cell table:style-name="ce3" office:value-type="string" calcext:value-type="string">
            <text:p>Суббота</text:p>
            <text:p/>
          </table:table-cell>
          <table:table-cell table:style-name="ce6" office:value-type="float" office:value="1925.9" calcext:value-type="float">
            <text:p>1925,9</text:p>
          </table:table-cell>
          <table:table-cell table:style-name="ce6" office:value-type="float" office:value="1621" calcext:value-type="float">
            <text:p>1621</text:p>
          </table:table-cell>
          <table:table-cell table:style-name="ce6" office:value-type="float" office:value="1026" calcext:value-type="float">
            <text:p>1026</text:p>
          </table:table-cell>
          <table:table-cell table:style-name="ce6" office:value-type="float" office:value="400.6" calcext:value-type="float">
            <text:p>400,6</text:p>
          </table:table-cell>
          <table:table-cell table:style-name="ce3" table:formula="of:=SUM([.C10]; [.D10]; [.E10]; [.F10])" office:value-type="float" office:value="4973.5" calcext:value-type="float">
            <text:p>4973,5</text:p>
          </table:table-cell>
          <table:table-cell table:number-columns-repeated="57"/>
        </table:table-row>
        <table:table-row table:style-name="ro7">
          <table:table-cell/>
          <table:table-cell table:style-name="ce3" office:value-type="string" calcext:value-type="string">
            <text:p>Ітого</text:p>
          </table:table-cell>
          <table:table-cell table:style-name="ce3" table:formula="of:=SUM([.C5]; [.C6]; [.C7]; [.C8]; [.C9])" office:value-type="float" office:value="8507.8" calcext:value-type="float">
            <text:p>8507,8</text:p>
          </table:table-cell>
          <table:table-cell table:style-name="ce3" table:formula="of:=SUM([.D5]; [.D6]; [.D7]; [.D8]; [.D9])" office:value-type="float" office:value="7282.5" calcext:value-type="float">
            <text:p>7282,5</text:p>
          </table:table-cell>
          <table:table-cell table:style-name="ce3" table:formula="of:=SUM([.E9]; [.E8]; [.E7]; [.E6]; [.E5])" office:value-type="float" office:value="4587.7" calcext:value-type="float">
            <text:p>4587,7</text:p>
          </table:table-cell>
          <table:table-cell table:style-name="ce3" table:formula="of:=SUM([.F9]; [.F8]; [.F7]; [.F6]; [.F5])" office:value-type="float" office:value="1512.3" calcext:value-type="float">
            <text:p>1512,3</text:p>
          </table:table-cell>
          <table:table-cell table:style-name="ce3" table:formula="of:=SUM([.G5]; [.G6]; [.G7]; [.G8]; [.G9]; [.G10])" office:value-type="float" office:value="26863.8" calcext:value-type="float">
            <text:p>26863,8</text:p>
          </table:table-cell>
          <table:table-cell table:number-columns-repeated="57"/>
        </table:table-row>
        <table:table-row table:style-name="ro6">
          <table:table-cell/>
          <table:table-cell table:style-name="ce4" office:value-type="string" calcext:value-type="string">
            <text:p>максимум за тиждень</text:p>
          </table:table-cell>
          <table:table-cell table:style-name="ce7" table:formula="of:=MAX([.C5]; [.C6]; [.C7]; [.C8]; [.C9]; [.C10])" office:value-type="float" office:value="1925.9" calcext:value-type="float">
            <text:p>1925,9</text:p>
          </table:table-cell>
          <table:table-cell table:style-name="ce7" table:formula="of:=MAX([.D5]; [.D6]; [.D7]; [.D8]; [.D9]; [.D10])" office:value-type="float" office:value="1621" calcext:value-type="float">
            <text:p>1621</text:p>
          </table:table-cell>
          <table:table-cell table:style-name="ce7" table:formula="of:=MAX([.E5]; [.E6]; [.E7]; [.E8]; [.E9]; [.E10])" office:value-type="float" office:value="1170.7" calcext:value-type="float">
            <text:p>1170,7</text:p>
          </table:table-cell>
          <table:table-cell table:style-name="ce7" table:formula="of:=MAX([.F5]; [.F6]; [.F7]; [.F8]; [.F9]; [.F10])" office:value-type="float" office:value="400.6" calcext:value-type="float">
            <text:p>400,6</text:p>
          </table:table-cell>
          <table:table-cell table:style-name="ce7" table:formula="of:=MAX([.G5]; [.G6]; [.G7]; [.G8]; [.G9]; [.G10])" office:value-type="float" office:value="4973.5" calcext:value-type="float">
            <text:p>4973,5</text:p>
          </table:table-cell>
          <table:table-cell table:number-columns-repeated="57"/>
        </table:table-row>
        <table:table-row table:style-name="ro7">
          <table:table-cell>
            <draw:frame table:end-cell-address="Аркуш1.G31" table:end-x="5.69mm" table:end-y="3.44mm" draw:z-index="0" draw:name="Chart 1" draw:style-name="gr1" draw:text-style-name="P1" svg:width="158.74mm" svg:height="98.15mm" svg:x="16.6mm" svg:y="10.06mm">
              <draw:object draw:notify-on-update-of-ranges="Аркуш1.B4:Аркуш1.B12 Аркуш1.C2:Аркуш1.C3 Аркуш1.C4:Аркуш1.C12 Аркуш1.E2:Аркуш1.E3 Аркуш1.E4:Аркуш1.E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/>
          <table:table-cell table:style-name="ce5" office:value-type="string" calcext:value-type="string">
            <text:p/>
            <text:p/>
          </table:table-cell>
          <table:table-cell table:style-name="ce5" table:number-columns-repeated="4"/>
          <table:table-cell table:number-columns-repeated="57"/>
        </table:table-row>
        <table:table-row table:style-name="ro8" table:number-rows-repeated="1048562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8:56:42.207000000</dc:date>
    <meta:editing-duration>PT1M10S</meta:editing-duration>
    <meta:editing-cycles>1</meta:editing-cycles>
    <meta:document-statistic meta:table-count="1" meta:cell-count="62" meta:object-count="1"/>
    <meta:generator>LibreOffice/6.3.1.2$Windows_x86 LibreOffice_project/b79626edf0065ac373bd1df5c28bd630b442427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0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98cm" svg:y="4.161cm" style:legend-expansion="high" chart:style-name="ch2"/>
        <chart:plot-area chart:style-name="ch3" table:cell-range-address="Аркуш1.B4:Аркуш1.C12 Аркуш1.B2:Аркуш1.C3 Аркуш1.E2:Аркуш1.E12" chart:data-source-has-labels="both" svg:x="0.317cm" svg:y="0.196cm" svg:width="10.464cm" svg:height="8.39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301cm" svg:y="0.204cm" svg:width="9.48cm" svg:height="5.369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title svg:x="4.598cm" svg:y="8.787cm" chart:style-name="ch5">
              <text:p>Дні тиждня</text:p>
            </chart:title>
            <chart:categories table:cell-range-address="Аркуш1.B4:Аркуш1.B12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Аркуш1.C4:Аркуш1.C12" chart:label-cell-address="Аркуш1.C2:Аркуш1.C3" chart:class="chart:bar">
            <chart:data-point chart:repeated="9"/>
          </chart:series>
          <chart:series chart:style-name="ch9" chart:values-cell-range-address="Аркуш1.E4:Аркуш1.E12" chart:label-cell-address="Аркуш1.E2:Аркуш1.E3" chart:class="chart:bar">
            <chart:data-point chart:repeated="9"/>
          </chart:series>
          <chart:wall chart:style-name="ch10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ідділи магазину Битова техніка</text:p>
                <text:list>
                  <text:list-item>
                    <text:p>Відділи магазину</text:p>
                  </text:list-item>
                  <text:list-item>
                    <text:p>Битова техніка</text:p>
                  </text:list-item>
                </text:list>
                <draw:g>
                  <svg:desc>Аркуш1.C2:Аркуш1.C3</svg:desc>
                </draw:g>
              </table:table-cell>
              <table:table-cell office:value-type="string">
                <text:p>Хозтовари</text:p>
                <text:list>
                  <text:list-item>
                    <text:p/>
                  </text:list-item>
                  <text:list-item>
                    <text:p>Хозтовари</text:p>
                  </text:list-item>
                </text:list>
                <draw:g>
                  <svg:desc>Аркуш1.E2:Аркуш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Аркуш1.B4:Аркуш1.B12</svg:desc>
                </draw:g>
              </table:table-cell>
              <table:table-cell office:value-type="float" office:value="2">
                <text:p>2</text:p>
                <draw:g>
                  <svg:desc>Аркуш1.C4:Аркуш1.C12</svg:desc>
                </draw:g>
              </table:table-cell>
              <table:table-cell office:value-type="float" office:value="4">
                <text:p>4</text:p>
                <draw:g>
                  <svg:desc>Аркуш1.E4:Аркуш1.E12</svg:desc>
                </draw:g>
              </table:table-cell>
            </table:table-row>
            <table:table-row>
              <table:table-cell office:value-type="string">
                <text:p>понеділок</text:p>
              </table:table-cell>
              <table:table-cell office:value-type="float" office:value="1540.6">
                <text:p>1540.6</text:p>
              </table:table-cell>
              <table:table-cell office:value-type="float" office:value="970.2">
                <text:p>970.2</text:p>
              </table:table-cell>
            </table:table-row>
            <table:table-row>
              <table:table-cell office:value-type="string">
                <text:p>вівторок</text:p>
              </table:table-cell>
              <table:table-cell office:value-type="float" office:value="1650.1">
                <text:p>1650.1</text:p>
              </table:table-cell>
              <table:table-cell office:value-type="float" office:value="710.4">
                <text:p>710.4</text:p>
              </table:table-cell>
            </table:table-row>
            <table:table-row>
              <table:table-cell office:value-type="string">
                <text:p>середа</text:p>
              </table:table-cell>
              <table:table-cell office:value-type="float" office:value="1725.4">
                <text:p>1725.4</text:p>
              </table:table-cell>
              <table:table-cell office:value-type="float" office:value="825.5">
                <text:p>825.5</text:p>
              </table:table-cell>
            </table:table-row>
            <table:table-row>
              <table:table-cell office:value-type="string">
                <text:p>четверг</text:p>
              </table:table-cell>
              <table:table-cell office:value-type="float" office:value="1741.1">
                <text:p>1741.1</text:p>
              </table:table-cell>
              <table:table-cell office:value-type="float" office:value="1170.7">
                <text:p>1170.7</text:p>
              </table:table-cell>
            </table:table-row>
            <table:table-row>
              <table:table-cell office:value-type="string">
                <text:p>пятниця</text:p>
              </table:table-cell>
              <table:table-cell office:value-type="float" office:value="1850.6">
                <text:p>1850.6</text:p>
              </table:table-cell>
              <table:table-cell office:value-type="float" office:value="910.9">
                <text:p>910.9</text:p>
              </table:table-cell>
            </table:table-row>
            <table:table-row>
              <table:table-cell office:value-type="string">
                <text:p>Суббота
</text:p>
              </table:table-cell>
              <table:table-cell office:value-type="float" office:value="1925.9">
                <text:p>1925.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Ітого</text:p>
              </table:table-cell>
              <table:table-cell office:value-type="float" office:value="8507.8">
                <text:p>8507.8</text:p>
              </table:table-cell>
              <table:table-cell office:value-type="float" office:value="4587.7">
                <text:p>4587.7</text:p>
              </table:table-cell>
            </table:table-row>
            <table:table-row>
              <table:table-cell office:value-type="string">
                <text:p>максимум за тиждень</text:p>
              </table:table-cell>
              <table:table-cell office:value-type="float" office:value="1925.9">
                <text:p>1925.9</text:p>
              </table:table-cell>
              <table:table-cell office:value-type="float" office:value="1170.7">
                <text:p>117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